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1182e"/>
    </style:style>
    <style:style style:name="P2" style:family="paragraph" style:parent-style-name="Standard">
      <style:text-properties style:font-name="Times New Roman" fo:font-size="10pt" fo:language="pt" fo:country="BR" officeooo:rsid="0004c9b0" officeooo:paragraph-rsid="0004c9b0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weight="bold" officeooo:rsid="0006344d" officeooo:paragraph-rsid="0006344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bold" officeooo:rsid="000a7be5" officeooo:paragraph-rsid="000a7be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bold" officeooo:rsid="001e1751" officeooo:paragraph-rsid="001e175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a7be5" officeooo:paragraph-rsid="000a7be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c6cc9" officeooo:paragraph-rsid="000c6cc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024e6" officeooo:paragraph-rsid="0006344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024e6" officeooo:paragraph-rsid="001024e6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e1751" officeooo:paragraph-rsid="001e175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1b283" officeooo:paragraph-rsid="001024e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1b283" officeooo:paragraph-rsid="0011b28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officeooo:paragraph-rsid="000c6cc9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officeooo:paragraph-rsid="0021182e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officeooo:paragraph-rsid="0011b283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pt" officeooo:rsid="001e1751" officeooo:paragraph-rsid="001e1751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1e1751" officeooo:paragraph-rsid="001e1751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26472b" officeooo:paragraph-rsid="0026472b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style:font-name="Times New Roman" fo:font-size="10pt" fo:font-weight="normal" officeooo:paragraph-rsid="001024e6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style:font-name="Times New Roman" fo:font-size="10pt" fo:language="pt" fo:country="BR" fo:font-weight="bold" officeooo:rsid="0011b283" officeooo:paragraph-rsid="001024e6" style:font-size-asian="10pt" style:font-weight-asian="bold" style:font-size-complex="10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0pt" officeooo:rsid="001e1751" officeooo:paragraph-rsid="001e1751" style:font-size-asian="10pt" style:font-size-complex="10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Times New Roman" fo:font-size="10pt" fo:font-weight="normal" officeooo:rsid="0026472b" officeooo:paragraph-rsid="0026472b" style:font-size-asian="10pt" style:font-weight-asian="normal" style:font-size-complex="10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1e1751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249d18"/>
    </style:style>
    <style:style style:name="P25" style:family="paragraph" style:parent-style-name="Standard">
      <style:paragraph-properties fo:text-align="start" style:justify-single-word="false"/>
      <style:text-properties officeooo:paragraph-rsid="001024e6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normal" officeooo:rsid="001202a8" style:font-weight-asian="normal" style:font-weight-complex="normal"/>
    </style:style>
    <style:style style:name="T3" style:family="text">
      <style:text-properties fo:language="pt" fo:country="BR" fo:font-weight="normal" officeooo:rsid="000c6cc9" style:font-weight-asian="normal" style:font-weight-complex="normal"/>
    </style:style>
    <style:style style:name="T4" style:family="text">
      <style:text-properties fo:language="pt" fo:country="BR" fo:font-weight="normal" officeooo:rsid="0011b283" style:font-weight-asian="normal" style:font-weight-complex="normal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pt" fo:country="BR" fo:font-weight="bold" officeooo:rsid="001ca96d" style:font-weight-asian="bold" style:font-weight-complex="bold"/>
    </style:style>
    <style:style style:name="T7" style:family="text">
      <style:text-properties fo:language="pt" fo:country="BR" fo:font-weight="bold" officeooo:rsid="00249d18" style:font-weight-asian="bold" style:font-weight-complex="bold"/>
    </style:style>
    <style:style style:name="T8" style:family="text">
      <style:text-properties fo:language="pt" fo:country="BR" fo:font-weight="bold" officeooo:rsid="000c6cc9" style:font-weight-asian="bold" style:font-weight-complex="bold"/>
    </style:style>
    <style:style style:name="T9" style:family="text">
      <style:text-properties fo:language="pt" fo:country="BR" fo:font-weight="bold" officeooo:rsid="001d7b72" style:font-weight-asian="bold" style:font-weight-complex="bold"/>
    </style:style>
    <style:style style:name="T10" style:family="text">
      <style:text-properties fo:language="pt" fo:country="BR" fo:font-weight="bold" officeooo:rsid="001024e6" style:font-weight-asian="bold" style:font-weight-complex="bold"/>
    </style:style>
    <style:style style:name="T11" style:family="text">
      <style:text-properties fo:language="pt" fo:country="BR" fo:font-weight="bold" officeooo:rsid="0011b283" style:font-weight-asian="bold" style:font-weight-complex="bold"/>
    </style:style>
    <style:style style:name="T12" style:family="text">
      <style:text-properties fo:language="pt" fo:country="BR" fo:font-weight="bold" officeooo:rsid="00279798" style:font-weight-asian="bold" style:font-weight-complex="bold"/>
    </style:style>
    <style:style style:name="T13" style:family="text">
      <style:text-properties fo:language="pt" fo:country="BR" officeooo:rsid="001024e6"/>
    </style:style>
    <style:style style:name="T14" style:family="text">
      <style:text-properties fo:language="pt" fo:country="BR" officeooo:rsid="0011b283"/>
    </style:style>
    <style:style style:name="T15" style:family="text">
      <style:text-properties fo:language="pt" fo:country="BR" officeooo:rsid="001ca96d"/>
    </style:style>
    <style:style style:name="T16" style:family="text">
      <style:text-properties officeooo:rsid="0006344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c6cc9"/>
    </style:style>
    <style:style style:name="T19" style:family="text">
      <style:text-properties officeooo:rsid="0024a58e"/>
    </style:style>
    <style:style style:name="T20" style:family="text">
      <style:text-properties officeooo:rsid="00259da1"/>
    </style:style>
    <style:style style:name="T21" style:family="text">
      <style:text-properties officeooo:rsid="0026472b"/>
    </style:style>
    <style:style style:name="T22" style:family="text">
      <style:text-properties fo:font-variant="normal" fo:text-transform="none" fo:color="#24292e" style:font-name="Times New Roman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24292e" style:font-name="Times New Roman" fo:font-size="10pt" fo:letter-spacing="normal" fo:font-style="normal" fo:font-weight="normal" officeooo:rsid="001e1751" style:font-size-asian="10pt" style:font-size-complex="10pt"/>
    </style:style>
    <style:style style:name="T24" style:family="text">
      <style:text-properties fo:font-variant="normal" fo:text-transform="none" fo:color="#0366d6" style:text-line-through-style="none" style:text-line-through-type="none" style:font-name="Times New Roman" fo:font-size="10pt" fo:letter-spacing="normal" fo:font-style="normal" style:text-underline-style="none" fo:font-weight="normal" style:text-blinking="false" fo:background-color="#f6f8fa" loext:char-shading-value="0" style:font-size-asian="10pt" style:font-size-complex="10pt"/>
    </style:style>
    <style:style style:name="T25" style:family="text">
      <style:text-properties fo:font-variant="normal" fo:text-transform="none" fo:color="#0366d6" style:text-line-through-style="none" style:text-line-through-type="none" style:font-name="Times New Roman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26" style:family="text">
      <style:text-properties style:font-name="Times New Roman" fo:font-size="10pt" fo:language="pt" fo:country="BR" fo:font-weight="normal" officeooo:rsid="001e1751" style:font-size-asian="10pt" style:font-weight-asian="normal" style:font-size-complex="10pt" style:font-weight-complex="normal"/>
    </style:style>
    <style:style style:name="T27" style:family="text">
      <style:text-properties style:font-name="Times New Roman" fo:font-size="10pt" fo:language="pt" fo:country="BR" fo:font-weight="normal" officeooo:rsid="001024e6" style:font-size-asian="10pt" style:font-weight-asian="normal" style:font-size-complex="10pt" style:font-weight-complex="normal"/>
    </style:style>
    <style:style style:name="T28" style:family="text">
      <style:text-properties style:font-name="Times New Roman" fo:font-size="10pt" fo:language="pt" fo:country="BR" fo:font-weight="bold" officeooo:rsid="001024e6" style:font-size-asian="10pt" style:font-weight-asian="bold" style:font-size-complex="10pt" style:font-weight-complex="bold"/>
    </style:style>
    <style:style style:name="T29" style:family="text">
      <style:text-properties style:font-name="Times New Roman" fo:font-size="10pt" fo:language="pt" fo:country="BR" fo:font-weight="bold" officeooo:rsid="00279798" style:font-size-asian="10pt" style:font-weight-asian="bold" style:font-size-complex="10pt" style:font-weight-complex="bold"/>
    </style:style>
    <style:style style:name="T30" style:family="text">
      <style:text-properties style:font-name="Times New Roman" fo:font-size="10pt" fo:language="pt" fo:country="BR" fo:font-weight="bold" officeooo:rsid="001ca96d" style:font-size-asian="10pt" style:font-weight-asian="bold" style:font-size-complex="10pt" style:font-weight-complex="bold"/>
    </style:style>
    <style:style style:name="T31" style:family="text">
      <style:text-properties style:font-name="Times New Roman" fo:font-size="10pt" fo:language="pt" fo:country="BR" fo:font-weight="bold" officeooo:rsid="00296aa0" style:font-size-asian="10pt" style:font-weight-asian="bold" style:font-size-complex="10pt" style:font-weight-complex="bold"/>
    </style:style>
    <style:style style:name="T32" style:family="text">
      <style:text-properties style:font-name="Times New Roman" fo:font-size="10pt" style:font-size-asian="10pt" style:font-size-complex="10pt"/>
    </style:style>
    <style:style style:name="T33" style:family="text">
      <style:text-properties style:font-name="Times New Roman" fo:font-size="10pt" officeooo:rsid="001e1751" style:font-size-asian="10pt" style:font-size-complex="10pt"/>
    </style:style>
    <style:style style:name="T34" style:family="text">
      <style:text-properties officeooo:rsid="00296a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envolvimento de Software para a WEB – SI e ES</text:p>
      <text:p text:style-name="P2">Professor: Jefferson de Carvalho Silva</text:p>
      <text:p text:style-name="P2">Semestre <text:span text:style-name="T16">2020.1 </text:span></text:p>
      <text:p text:style-name="P2"/>
      <text:p text:style-name="P3">Atividade <text:span text:style-name="T19">5</text:span></text:p>
      <text:p text:style-name="P3"/>
      <text:p text:style-name="P4">Leia com atenção as instruções abaixo:</text:p>
      <text:p text:style-name="P3"/>
      <text:p text:style-name="P6">Para toda a disciplina, até o fim do semestre, você <text:span text:style-name="T17">DEVE </text:span>criar um repositório do GITHUB. Sugiro que crie repositório com <text:span text:style-name="T18">o nome</text:span> <text:span text:style-name="T17">WEB_2020_1</text:span>, por exemplo.</text:p>
      <text:p text:style-name="P6"/>
      <text:p text:style-name="P6">Em <text:span text:style-name="T17">WEB_2020_1, </text:span>ou o nome que você tiver escolhido, CADA UMA das atividades será um projeto (pasta) separada. Por exemplo, na atividade deste documento, você deverá criar um projeto com <text:span text:style-name="T17">create-react-app</text:span>. Na próxima atividade, um novo projeto. E assim por diante.</text:p>
      <text:p text:style-name="P6"/>
      <text:p text:style-name="P13"><text:span text:style-name="T3">As atividades terão um prazo de entrega, e serão </text:span><text:span text:style-name="T8">individuais</text:span><text:span text:style-name="T3">. A entrega é feita no </text:span><text:span text:style-name="T8">SIPPA</text:span><text:span text:style-name="T3">, com o envio de um arquivo </text:span><text:span text:style-name="T9">HTML</text:span><text:span text:style-name="T3"> apenas com o link da sua atividade implementada NO REPOSITÓRIO, como explicado acima.</text:span></text:p>
      <text:p text:style-name="P7"/>
      <text:p text:style-name="P7">------------------------------------------------------------------------------------------------------------------------</text:p>
      <text:p text:style-name="P8"/>
      <text:p text:style-name="P5">Material assíncrono para esta atividade:</text:p>
      <text:p text:style-name="P10"/>
      <text:p text:style-name="P1"><text:span text:style-name="T26">Slides: </text:span><text:a xlink:type="simple" xlink:href="https://github.com/jeffersoncarvalho/WEB_2020-1/blob/master/SLIDES/aula04-crud-express.pdf" text:style-name="Internet_20_link" text:visited-style-name="Visited_20_Internet_20_Link">https://github.com/jeffersoncarvalho/WEB_2020-1/blob/master/SLIDES/aula04-crud-express.pdf</text:a><text:span text:style-name="T26"> </text:span></text:p>
      <text:p text:style-name="P14"><text:s/></text:p>
      <text:list xml:id="list3325364986" text:style-name="L1">
        <text:list-item>
          <text:p text:style-name="P21">Leia <text:span text:style-name="T20">TUDO</text:span></text:p>
          <text:p text:style-name="P21"/>
        </text:list-item>
      </text:list>
      <text:p text:style-name="P16">Vídeos <text:span text:style-name="T21">(Servidor Express Puro)</text:span>: </text:p>
      <text:list xml:id="list1287555030" text:style-name="L2">
        <text:list-item>
          <text:p text:style-name="P23"><text:span text:style-name="T23">AULA 06 - PARTE 01</text:span><text:span text:style-name="T33"> : </text:span><text:a xlink:type="simple" xlink:href="https://youtu.be/A8tSyor2RTI" text:style-name="Internet_20_link" text:visited-style-name="Visited_20_Internet_20_Link"><text:span text:style-name="T24">https://youtu.be/A8tSyor2RTI</text:span></text:a><text:span text:style-name="T32"> </text:span></text:p>
        </text:list-item>
        <text:list-item>
          <text:p text:style-name="P24"><text:span text:style-name="T23">AULA 06 - PARTE 02</text:span><text:span text:style-name="T33"> : </text:span><text:a xlink:type="simple" xlink:href="https://youtu.be/rEcCgTZkWQw" text:style-name="Internet_20_link" text:visited-style-name="Visited_20_Internet_20_Link"><text:span text:style-name="T25">https://youtu.be/rEcCgTZkWQw</text:span></text:a><text:span text:style-name="T32"> </text:span></text:p>
        </text:list-item>
        <text:list-item>
          <text:p text:style-name="P24"><text:span text:style-name="T22">AULA 06 - FINAL</text:span><text:span text:style-name="T32"> : </text:span><text:a xlink:type="simple" xlink:href="https://youtu.be/pUegq6xZ96k" text:style-name="Internet_20_link" text:visited-style-name="Visited_20_Internet_20_Link"><text:span text:style-name="T24">https://youtu.be/pUegq6xZ96k</text:span></text:a><text:span text:style-name="T32"> </text:span></text:p>
        </text:list-item>
      </text:list>
      <text:p text:style-name="P17"/>
      <text:p text:style-name="P18">Implemente um Servidor Express Puro para a entidade Disciplina, que vocês criaram na última atividade (3 e 4), com as todas as funcionalidades (veja slide 23):</text:p>
      <text:list xml:id="list1249746134" text:style-name="L3">
        <text:list-item>
          <text:p text:style-name="P22">GET (list)</text:p>
        </text:list-item>
        <text:list-item>
          <text:p text:style-name="P22">POST</text:p>
        </text:list-item>
        <text:list-item>
          <text:p text:style-name="P22">PUT</text:p>
        </text:list-item>
        <text:list-item>
          <text:p text:style-name="P22">DELETE</text:p>
        </text:list-item>
        <text:list-item>
          <text:p text:style-name="P22">GET (retrieve)</text:p>
        </text:list-item>
      </text:list>
      <text:p text:style-name="P8"/>
      <text:p text:style-name="P9">------------------------------------------------------------------------------------------------------------------------</text:p>
      <text:p text:style-name="P9"/>
      <text:p text:style-name="P25"><text:span text:style-name="T28">Prazo de Entrega: até as 23:59 do dia </text:span><text:span text:style-name="T29">26</text:span><text:span text:style-name="T28">/0</text:span><text:span text:style-name="T30">8</text:span><text:span text:style-name="T28">/2020 (</text:span><text:span text:style-name="T31">Quarta</text:span><text:span text:style-name="T28">)</text:span><text:span text:style-name="T27"> </text:span></text:p>
      <text:p text:style-name="P9"/>
      <text:p text:style-name="P19"><text:span text:style-name="T13">Atividade no </text:span><text:span text:style-name="T10">SIPPA</text:span><text:span text:style-name="T13"> para submeter o arquivo </text:span><text:span text:style-name="T6">HTML</text:span><text:span text:style-name="T13">: </text:span><text:span text:style-name="T11">AR</text:span><text:span text:style-name="T12">5</text:span><text:span text:style-name="T14">, em “Avaliações”. </text:span><text:span text:style-name="T15">O arquivo </text:span><text:span text:style-name="T6">HTML</text:span><text:span text:style-name="T15"> deve conter um link para o projeto atividade no </text:span><text:span text:style-name="T6">GITHUB</text:span><text:span text:style-name="T15">.</text:span></text:p>
      <text:p text:style-name="P20"/>
      <text:p text:style-name="P11">------------------------------------------------------------------------------------------------------------------------</text:p>
      <text:p text:style-name="P11"/>
      <text:p text:style-name="P15"><text:span text:style-name="T4">Não deixe para o último momento e </text:span><text:span text:style-name="T7">VERIFIQUE</text:span><text:span text:style-name="T4"> se seu arquivo foi submetido corretamente. Caso o SIPPA saia do ar, me envie um e-mail. </text:span><text:span text:style-name="T2">Abraços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8-17T14:45:02.615000000</dc:date>
    <meta:editing-duration>PT1H17M7S</meta:editing-duration>
    <meta:editing-cycles>29</meta:editing-cycles>
    <meta:document-statistic meta:table-count="0" meta:image-count="0" meta:object-count="0" meta:page-count="1" meta:paragraph-count="29" meta:word-count="265" meta:character-count="2003" meta:non-whitespace-character-count="1766"/>
  </office:meta>
</office:document-meta>
</file>